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9ae52" officeooo:paragraph-rsid="0019ae52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0" style:family="paragraph" style:parent-style-name="Standard">
      <style:text-properties officeooo:rsid="001134a5" officeooo:paragraph-rsid="001134a5"/>
    </style:style>
    <style:style style:name="P11" style:family="paragraph" style:parent-style-name="Standard">
      <style:text-properties fo:font-weight="normal" officeooo:rsid="001134a5" officeooo:paragraph-rsid="001134a5" style:font-weight-asian="normal" style:font-weight-complex="normal"/>
    </style:style>
    <style:style style:name="P12" style:family="paragraph" style:parent-style-name="Standard">
      <style:text-properties officeooo:rsid="0011be00" officeooo:paragraph-rsid="0011be00"/>
    </style:style>
    <style:style style:name="P13" style:family="paragraph" style:parent-style-name="Standard">
      <style:text-properties officeooo:rsid="00156edf" officeooo:paragraph-rsid="00156edf"/>
    </style:style>
    <style:style style:name="P14" style:family="paragraph" style:parent-style-name="Standard">
      <style:text-properties officeooo:rsid="001388d8" officeooo:paragraph-rsid="001388d8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0" style:family="paragraph" style:parent-style-name="Heading_20_1">
      <style:paragraph-properties fo:break-before="page"/>
      <style:text-properties officeooo:rsid="000fc6a8" officeooo:paragraph-rsid="000fc6a8"/>
    </style:style>
    <style:style style:name="P21" style:family="paragraph" style:parent-style-name="Heading_20_1">
      <style:paragraph-properties fo:break-before="page"/>
      <style:text-properties officeooo:rsid="001388d8" officeooo:paragraph-rsid="001388d8"/>
    </style:style>
    <style:style style:name="P22" style:family="paragraph" style:parent-style-name="Heading_20_1">
      <style:paragraph-properties fo:break-before="page"/>
      <style:text-properties officeooo:rsid="00156edf" officeooo:paragraph-rsid="00156edf"/>
    </style:style>
    <style:style style:name="P23" style:family="paragraph" style:parent-style-name="Heading_20_1">
      <style:text-properties officeooo:rsid="001134a5" officeooo:paragraph-rsid="001134a5"/>
    </style:style>
    <style:style style:name="P24" style:family="paragraph" style:parent-style-name="Heading_20_1">
      <style:text-properties officeooo:rsid="0011be00" officeooo:paragraph-rsid="0011be00"/>
    </style:style>
    <style:style style:name="P25" style:family="paragraph" style:parent-style-name="Heading_20_1">
      <style:text-properties officeooo:rsid="001388d8" officeooo:paragraph-rsid="001388d8"/>
    </style:style>
    <style:style style:name="P26" style:family="paragraph" style:parent-style-name="Heading_20_1">
      <style:text-properties officeooo:rsid="00156edf" officeooo:paragraph-rsid="00156edf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8" style:family="paragraph" style:parent-style-name="Preformatted_20_Text">
      <style:text-properties fo:color="#000000" style:font-name="DejaVu Sans Mono" fo:font-weight="normal" officeooo:rsid="001388d8" officeooo:paragraph-rsid="001388d8" style:font-weight-asian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 style:list-style-name="L1">
      <style:text-properties fo:font-weight="bold" officeooo:rsid="0011be00" officeooo:paragraph-rsid="0011be00" style:font-weight-asian="bold" style:font-weight-complex="bold"/>
    </style:style>
    <style:style style:name="P33" style:family="paragraph" style:parent-style-name="Standard" style:list-style-name="L1">
      <style:text-properties fo:font-weight="bold" officeooo:rsid="0011be00" officeooo:paragraph-rsid="001eb38e" style:font-weight-asian="bold" style:font-weight-complex="bold"/>
    </style:style>
    <style:style style:name="P34" style:family="paragraph" style:parent-style-name="Standard" style:list-style-name="L1">
      <style:text-properties fo:font-weight="bold" officeooo:rsid="001eb38e" officeooo:paragraph-rsid="001eb38e" style:font-weight-asian="bold" style:font-weight-complex="bold"/>
    </style:style>
    <style:style style:name="P35" style:family="paragraph" style:parent-style-name="Standard">
      <style:text-properties officeooo:rsid="000fc6a8" officeooo:paragraph-rsid="000fc6a8"/>
    </style:style>
    <style:style style:name="P36" style:family="paragraph" style:parent-style-name="List_20_Paragraph" style:list-style-name="L1">
      <style:text-properties fo:font-weight="bold" officeooo:rsid="001eb38e" officeooo:paragraph-rsid="001eb38e" style:font-weight-asian="bold" style:font-weight-complex="bold"/>
    </style:style>
    <style:style style:name="P37" style:family="paragraph" style:parent-style-name="List_20_Paragraph" style:list-style-name="L2">
      <style:text-properties officeooo:paragraph-rsid="002045f2"/>
    </style:style>
    <style:style style:name="P38" style:family="paragraph" style:parent-style-name="List_20_Paragraph" style:list-style-name="L2">
      <style:text-properties officeooo:paragraph-rsid="001ffd19"/>
    </style:style>
    <style:style style:name="P39" style:family="paragraph" style:parent-style-name="List_20_Paragraph" style:list-style-name="L2">
      <style:text-properties officeooo:rsid="002045f2" officeooo:paragraph-rsid="002045f2"/>
    </style:style>
    <style:style style:name="P40" style:family="paragraph" style:parent-style-name="List_20_Paragraph" style:list-style-name="L2">
      <style:text-properties fo:font-weight="normal" officeooo:rsid="001388d8" officeooo:paragraph-rsid="001ffd19" style:font-weight-asian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fo:font-weight="normal" officeooo:rsid="001eb38e" officeooo:paragraph-rsid="001eb38e" style:font-weight-asian="normal" style:font-weight-complex="normal"/>
    </style:style>
    <style:style style:name="P42" style:family="paragraph" style:parent-style-name="Preformatted_20_Text">
      <style:text-properties fo:color="#008000" fo:font-weight="bold" officeooo:rsid="001388d8" officeooo:paragraph-rsid="001388d8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19ae52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26dd11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19ae52" fo:background-color="transparent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officeooo:rsid="0026dd11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3d4f" style:font-weight-asian="normal" style:font-weight-complex="normal"/>
    </style:style>
    <style:style style:name="T14" style:family="text">
      <style:text-properties fo:font-weight="normal" officeooo:rsid="001d1c0e" style:font-weight-asian="normal" style:font-weight-complex="normal"/>
    </style:style>
    <style:style style:name="T15" style:family="text">
      <style:text-properties fo:font-weight="normal" officeooo:rsid="001d5bc4" style:font-weight-asian="normal" style:font-weight-complex="normal"/>
    </style:style>
    <style:style style:name="T16" style:family="text">
      <style:text-properties fo:font-weight="normal" officeooo:rsid="001eb38e" style:font-weight-asian="normal" style:font-weight-complex="normal"/>
    </style:style>
    <style:style style:name="T17" style:family="text">
      <style:text-properties fo:font-weight="normal" officeooo:rsid="002735a7" style:font-weight-asian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1c0e" style:font-weight-asian="bold" style:font-weight-complex="bold"/>
    </style:style>
    <style:style style:name="T21" style:family="text">
      <style:text-properties officeooo:rsid="0011be00"/>
    </style:style>
    <style:style style:name="T22" style:family="text">
      <style:text-properties fo:color="#808000"/>
    </style:style>
    <style:style style:name="T23" style:family="text">
      <style:text-properties fo:color="#808000" fo:font-weight="bold"/>
    </style:style>
    <style:style style:name="T24" style:family="text">
      <style:text-properties fo:color="#008000" fo:font-weight="bold"/>
    </style:style>
    <style:style style:name="T25" style:family="text">
      <style:text-properties fo:color="#008000" style:font-name="DejaVu Sans Mono" fo:font-weight="bold"/>
    </style:style>
    <style:style style:name="T26" style:family="text">
      <style:text-properties fo:color="#000080" fo:font-weight="bold"/>
    </style:style>
    <style:style style:name="T27" style:family="text">
      <style:text-properties fo:color="#000080" style:font-name="DejaVu Sans Mono" fo:font-weight="bold"/>
    </style:style>
    <style:style style:name="T28" style:family="text">
      <style:text-properties fo:color="#371f80" style:font-name="DejaVu Sans Mono"/>
    </style:style>
    <style:style style:name="T29" style:family="text">
      <style:text-properties style:font-name="DejaVu Sans Mono"/>
    </style:style>
    <style:style style:name="T30" style:family="text">
      <style:text-properties fo:color="#0000ff"/>
    </style:style>
    <style:style style:name="T31" style:family="text">
      <style:text-properties fo:color="#0000ff" style:font-name="DejaVu Sans Mono"/>
    </style:style>
    <style:style style:name="T32" style:family="text">
      <style:text-properties fo:color="#1f542e" style:font-name="DejaVu Sans Mono" fo:font-weight="bold"/>
    </style:style>
    <style:style style:name="T33" style:family="text">
      <style:text-properties fo:color="#1f542e" fo:font-weight="bold"/>
    </style:style>
    <style:style style:name="T34" style:family="text">
      <style:text-properties fo:color="#808080"/>
    </style:style>
    <style:style style:name="T35" style:family="text">
      <style:text-properties fo:color="#808080" style:font-name="DejaVu Sans Mono" fo:font-style="italic"/>
    </style:style>
    <style:style style:name="T36" style:family="text">
      <style:text-properties officeooo:rsid="001b3d4f"/>
    </style:style>
    <style:style style:name="T37" style:family="text">
      <style:text-properties officeooo:rsid="001d1c0e"/>
    </style:style>
    <style:style style:name="T38" style:family="text">
      <style:text-properties officeooo:rsid="001d5bc4"/>
    </style:style>
    <style:style style:name="T39" style:family="text">
      <style:text-properties officeooo:rsid="001eb38e"/>
    </style:style>
    <style:style style:name="T40" style:family="text">
      <style:text-properties officeooo:rsid="002045f2"/>
    </style:style>
    <style:style style:name="T41" style:family="text">
      <style:text-properties officeooo:rsid="0023f8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осковский Авиационный Институт</text:p>
      <text:p text:style-name="P6">(Национальный Исследовательский Университет)</text:p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4</text:span><text:span text:style-name="T1"> по курсу</text:span><text:span text:style-name="T3"> </text:span></text:p>
      <text:p text:style-name="P7">«Операционные системы»</text:p>
      <text:p text:style-name="P4"/>
      <text:p text:style-name="P5">Основы взаимодействия с операционными системами</text:p>
      <text:p text:style-name="P2"/>
      <text:p text:style-name="P3"/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5">Студент: </text:span><text:span text:style-name="T6">Кудинов</text:span><text:span text:style-name="T10"> </text:span><text:span text:style-name="T11">Сергей</text:span><text:span text:style-name="T10"> </text:span><text:span text:style-name="T11">Владимирович</text:span></text:p>
      <text:p text:style-name="P19"><text:span text:style-name="T5">Группа: М80 – 20</text:span><text:span text:style-name="T7">6</text:span><text:span text:style-name="T5">Б-18</text:span></text:p>
      <text:p text:style-name="P19"><text:span text:style-name="T5">Вариант: </text:span><text:span text:style-name="T8">15</text:span></text:p>
      <text:p text:style-name="P15">Преподаватель: Соколов Андрей <text:s/>Алексеевич</text:p>
      <text:p text:style-name="P15">Оценка: ___________</text:p>
      <text:p text:style-name="P15">Дата: ___________</text:p>
      <text:p text:style-name="P17"><text:span text:style-name="T9">Подпись</text:span><text:span text:style-name="T5">: ___________</text:span></text:p>
      <text:p text:style-name="P16"/>
      <text:p text:style-name="P16"/>
      <text:p text:style-name="P16">Москва, 2019</text:p>
      <text:h text:style-name="P20" text:outline-level="1">Постановка задачи</text:h>
      <text:p text:style-name="P8">Составить и <text:span text:style-name="T36">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, события или через отображаемые файлы</text:span></text:p>
      <text:p text:style-name="P8"><text:span text:style-name="T19">Вариант задания:</text:span><text:span text:style-name="T12"> </text:span><text:span text:style-name="T17">6</text:span><text:span text:style-name="T12">. </text:span><text:span text:style-name="T13">На вход программе подается команда интерпретатора команд. Программа должна произвести вывод команды заменяя знаки табуляции и space на знаки «___» и «_» соответственно.</text:span></text:p>
      <text:h text:style-name="P23" text:outline-level="1">Общие сведения о программе</text:h>
      <text:p text:style-name="P10">Программа состоит из <text:span text:style-name="T37">одного файла </text:span><text:span text:style-name="T20">main.c</text:span></text:p>
      <text:p text:style-name="P11">В программе используются заголов<text:span text:style-name="T21">о</text:span>чные файлы <text:span text:style-name="T21">stdlib.h, string.h, stdio.h, <text:s text:c="3"/>sys/mman.h, unistd.h, fcntl.h, semaphore.h, wait.h, sys/stat.h, stdbool.h.</text:span></text:p>
      <text:p text:style-name="P12">Используются следующие системные вызовы</text:p>
      <text:list xml:id="list2268897074" text:style-name="L1">
        <text:list-item>
          <text:p text:style-name="P32"><text:span text:style-name="T37">mkstemp</text:span><text:span text:style-name="T12"> — </text:span><text:span text:style-name="T14">создает временный файл</text:span><text:span text:style-name="T12">.</text:span></text:p>
        </text:list-item>
        <text:list-item>
          <text:p text:style-name="P32"><text:span text:style-name="T38">mmap</text:span> —<text:span text:style-name="T12"> </text:span><text:span text:style-name="T14">позволяет выполнить отображение файла или устройства в память</text:span><text:span text:style-name="T12">.</text:span></text:p>
        </text:list-item>
        <text:list-item>
          <text:p text:style-name="P33"><text:span text:style-name="T39">fork</text:span> —<text:span text:style-name="T12"> </text:span><text:span text:style-name="T16">создает дочерний процесс.</text:span></text:p>
        </text:list-item>
        <text:list-item>
          <text:p text:style-name="P34">wait<text:span text:style-name="T12"> — дожидается завершения дочернего процесса.</text:span></text:p>
        </text:list-item>
        <text:list-item>
          <text:p text:style-name="P32"><text:span text:style-name="T38">sem_open</text:span> —<text:span text:style-name="T12"> </text:span><text:span text:style-name="T15">инициализирует и открывает именованный семафор</text:span><text:span text:style-name="T12">.</text:span></text:p>
        </text:list-item>
        <text:list-item>
          <text:p text:style-name="P33"><text:span text:style-name="T38">sem_unlink —</text:span><text:span text:style-name="T15"> удаляет именованный семафор.</text:span></text:p>
        </text:list-item>
        <text:list-item>
          <text:p text:style-name="P34">sem_post —<text:span text:style-name="T12"> разблокирует семафор, инкрементируя значение, ассоциированное с ним.</text:span></text:p>
        </text:list-item>
        <text:list-item>
          <text:p text:style-name="P34">sem_wait<text:span text:style-name="T12"> — декрементирует значение, ассоциированное с семафором, при этом блокируя его, если это значение равно 0.</text:span></text:p>
        </text:list-item>
        <text:list-item>
          <text:p text:style-name="P34">sem_close<text:span text:style-name="T12"> — закрывает именованный семафор.</text:span></text:p>
        </text:list-item>
        <text:list-item>
          <text:p text:style-name="P36">read <text:span text:style-name="T12">– для чтения данных из входного потока.</text:span></text:p>
        </text:list-item>
        <text:list-item>
          <text:p text:style-name="P36">write <text:span text:style-name="T12">– для записи данных в файл или выходной поток.</text:span></text:p>
        </text:list-item>
      </text:list>
      <text:p text:style-name="P41"/>
      <text:p text:style-name="P41"/>
      <text:h text:style-name="P24" text:outline-level="1">Общий метод и алгоритм решения</text:h>
      <text:list xml:id="list1515958917" text:style-name="L2">
        <text:list-item>
          <text:p text:style-name="P39">Произвести проверки корректности входных данных.</text:p>
        </text:list-item>
        <text:list-item>
          <text:p text:style-name="P39"><text:soft-page-break/>Создать временный файл для последующего маппинга, заполнить его нужным количеством нулевых символов, произвести маппинг.</text:p>
        </text:list-item>
        <text:list-item>
          <text:p text:style-name="P39">Создать два семафора, для синхронизации работы с файлом, отображенным в память.</text:p>
        </text:list-item>
        <text:list-item>
          <text:p text:style-name="P39"><text:span text:style-name="T12">Записать в отображенный фал имя файла для вывода, переданное программе в качестве аргумента. Создать дочерний процесс с помощью </text:span><text:span text:style-name="T19">fork</text:span><text:span text:style-name="T12">.</text:span></text:p>
        </text:list-item>
        <text:list-item>
          <text:p text:style-name="P37">Из родительского процесса: Считать все символы, переданные во входной поток <text:span text:style-name="T40">и записать их в отображенный файл, для того, чтобы дочерний процесс мог получить к ним доступ</text:span>. Считывается по 100 символов за раз, а так как <text:span text:style-name="T18">read </text:span>возвращает количество считанных символов, то когда символы во входном потоке закончатся, будет нетрудно это понять.</text:p>
        </text:list-item>
        <text:list-item>
          <text:p text:style-name="P38">Из дочернего процесса: <text:span text:style-name="T40">считать из отображенного в память файла имя того файла, в который надо записать выходные данные, открыть его</text:span> с помощью <text:span text:style-name="T18">open</text:span>(при неудаче завершиться с кодом выхода 1). Далее, <text:span text:style-name="T40">каждый раз, когда в отображенный файл записываются очередные 100 символов, обрабатывать их функцией</text:span> <text:span text:style-name="T18">parse_string</text:span><text:span text:style-name="T12">.</text:span> Далее полученная строка(без лишних пробелов) записывается в выходной файл с помощью функции <text:span text:style-name="T18">write</text:span>. Когда символы, переданные из родительского процесса закончатся, дочерний процесс закроет файл с помощью функции <text:span text:style-name="T18">close</text:span> и завершится с кодом выхода 0.</text:p>
        </text:list-item>
        <text:list-item>
          <text:p text:style-name="P40">После передачи символов входного потока в дочерний процесс, родительский процесс ожидает его завершения посредством функции <text:span text:style-name="T18">wait</text:span>.</text:p>
        </text:list-item>
      </text:list>
      <text:h text:style-name="P25" text:outline-level="1"/>
      <text:h text:style-name="P21" text:outline-level="1">Код программы</text:h>
      <text:p text:style-name="P9">main.c: </text:p>
      <text:p text:style-name="P28"><text:span text:style-name="T23">#include </text:span><text:span text:style-name="T24">&lt;stdlib.h&gt;</text:span></text:p>
      <text:p text:style-name="P27"><text:span text:style-name="T22">#include </text:span><text:span text:style-name="T24">&lt;string.h&gt;</text:span></text:p>
      <text:p text:style-name="P27"><text:span text:style-name="T22">#include </text:span><text:span text:style-name="T24">&lt;stdio.h&gt;</text:span></text:p>
      <text:p text:style-name="P27"><text:span text:style-name="T22">#include </text:span><text:span text:style-name="T24">&lt;sys/mman.h&gt;</text:span></text:p>
      <text:p text:style-name="P27"><text:span text:style-name="T22">#include </text:span><text:span text:style-name="T24">&lt;unistd.h&gt;</text:span></text:p>
      <text:p text:style-name="P27"><text:span text:style-name="T22">#include </text:span><text:span text:style-name="T24">&lt;fcntl.h&gt;</text:span></text:p>
      <text:p text:style-name="P27"><text:span text:style-name="T22">#include </text:span><text:span text:style-name="T24">&lt;semaphore.h&gt;</text:span></text:p>
      <text:p text:style-name="P27"><text:span text:style-name="T22">#include </text:span><text:span text:style-name="T24">&lt;wait.h&gt;</text:span></text:p>
      <text:p text:style-name="P27"><text:span text:style-name="T22">#include </text:span><text:span text:style-name="T24">&lt;sys/stat.h&gt;</text:span></text:p>
      <text:p text:style-name="P27"><text:span text:style-name="T22">#include </text:span><text:span text:style-name="T24">&lt;stdbool.h&gt;</text:span></text:p>
      <text:p text:style-name="P27"><text:span text:style-name="T22">#define </text:span><text:span text:style-name="T33">BUFFER_SIZE </text:span><text:span text:style-name="T30">100</text:span></text:p>
      <text:p text:style-name="P27"><text:span text:style-name="T26">int </text:span>parse_string(<text:span text:style-name="T26">char </text:span>buf[], <text:span text:style-name="T26">int </text:span>size, <text:span text:style-name="T33">bool</text:span>* prev) {</text:p>
      <text:p text:style-name="P29"><text:s text:c="4"/><text:span text:style-name="T27">int </text:span><text:span text:style-name="T29">temp_size = </text:span><text:span text:style-name="T31">0</text:span><text:span text:style-name="T29">;</text:span></text:p>
      <text:p text:style-name="P29"><text:s text:c="4"/><text:span text:style-name="T27">char </text:span><text:span text:style-name="T29">copy[size];</text:span></text:p>
      <text:p text:style-name="P29"><text:s text:c="4"/><text:span text:style-name="T32">bool </text:span><text:span text:style-name="T29">space = *prev;</text:span></text:p>
      <text:p text:style-name="P29"><text:s text:c="4"/><text:span text:style-name="T27">for </text:span><text:span text:style-name="T29">(</text:span><text:span text:style-name="T27">int </text:span><text:span text:style-name="T29">i = </text:span><text:span text:style-name="T31">0</text:span><text:span text:style-name="T29">; i &lt; size; ++i) {</text:span></text:p>
      <text:p text:style-name="P29"><text:s text:c="8"/><text:span text:style-name="T27">if </text:span><text:span text:style-name="T29">(buf[i] != </text:span><text:span text:style-name="T25">' ' </text:span><text:span text:style-name="T29">|| !space) {</text:span></text:p>
      <text:p text:style-name="P29"><text:s text:c="12"/><text:span text:style-name="T27">if </text:span><text:span text:style-name="T29">(buf[i] == </text:span><text:span text:style-name="T25">' '</text:span><text:span text:style-name="T29">) {</text:span></text:p>
      <text:p text:style-name="P29"><text:s text:c="16"/><text:span text:style-name="T29">space = </text:span><text:span text:style-name="T32">true</text:span><text:span text:style-name="T29">;</text:span></text:p>
      <text:p text:style-name="P29"><text:s text:c="12"/><text:span text:style-name="T29">} </text:span><text:span text:style-name="T27">else </text:span><text:span text:style-name="T29">{</text:span></text:p>
      <text:p text:style-name="P29"><text:s text:c="16"/><text:span text:style-name="T29">space = </text:span><text:span text:style-name="T32">false</text:span><text:span text:style-name="T29">;</text:span></text:p>
      <text:p text:style-name="P29"><text:s text:c="12"/><text:span text:style-name="T29">}</text:span></text:p>
      <text:p text:style-name="P29"><text:s text:c="12"/><text:span text:style-name="T29">copy[temp_size] = buf[i];</text:span></text:p>
      <text:p text:style-name="P29"><text:s text:c="12"/><text:span text:style-name="T29">temp_size++;</text:span></text:p>
      <text:p text:style-name="P29"><text:s text:c="8"/><text:span text:style-name="T29">}</text:span></text:p>
      <text:p text:style-name="P29"><text:s text:c="4"/><text:span text:style-name="T29">}</text:span></text:p>
      <text:p text:style-name="P29"><text:s text:c="4"/><text:span text:style-name="T27">for </text:span><text:span text:style-name="T29">(</text:span><text:span text:style-name="T27">int </text:span><text:span text:style-name="T29">i = </text:span><text:span text:style-name="T31">0</text:span><text:span text:style-name="T29">; i &lt; temp_size; ++i) {</text:span></text:p>
      <text:p text:style-name="P29"><text:s text:c="8"/><text:span text:style-name="T29">buf[i] = copy[i];</text:span></text:p>
      <text:p text:style-name="P29"><text:s text:c="4"/><text:span text:style-name="T29">}</text:span></text:p>
      <text:p text:style-name="P29"><text:s text:c="4"/><text:span text:style-name="T29">*prev = space;</text:span></text:p>
      <text:p text:style-name="P29"><text:s text:c="4"/><text:span text:style-name="T27">return </text:span><text:span text:style-name="T29">temp_size;</text:span></text:p>
      <text:p text:style-name="P27">}</text:p>
      <text:p text:style-name="P27"><text:span text:style-name="T26">void </text:span>throw_error(<text:span text:style-name="T26">const char</text:span>* error) {</text:p>
      <text:p text:style-name="P29"><text:s text:c="4"/><text:span text:style-name="T29">printf(</text:span><text:span text:style-name="T25">"</text:span><text:span text:style-name="T27">%s\n</text:span><text:span text:style-name="T25">"</text:span><text:span text:style-name="T29">, error);</text:span></text:p>
      <text:p text:style-name="P29"><text:s text:c="4"/><text:span text:style-name="T29">exit(</text:span><text:span text:style-name="T31">1</text:span><text:span text:style-name="T29">);</text:span></text:p>
      <text:p text:style-name="P27">}</text:p>
      <text:p text:style-name="P27"><text:span text:style-name="T26">int </text:span>main(<text:span text:style-name="T26">int </text:span>argc, <text:span text:style-name="T26">char</text:span>** argv) {</text:p>
      <text:p text:style-name="P29"><text:s text:c="4"/><text:span text:style-name="T27">if </text:span><text:span text:style-name="T29">(argc &lt; </text:span><text:span text:style-name="T31">2</text:span><text:span text:style-name="T29">) {</text:span></text:p>
      <text:p text:style-name="P29"><text:s text:c="8"/><text:span text:style-name="T29">throw_error(</text:span><text:span text:style-name="T25">"No file"</text:span><text:span text:style-name="T29">);</text:span></text:p>
      <text:p text:style-name="P29"><text:s text:c="4"/><text:span text:style-name="T29">}</text:span></text:p>
      <text:p text:style-name="P29"><text:s text:c="4"/><text:span text:style-name="T27">if </text:span><text:span text:style-name="T29">(strlen(argv[</text:span><text:span text:style-name="T31">1</text:span><text:span text:style-name="T29">]) &gt; </text:span><text:span text:style-name="T31">100</text:span><text:span text:style-name="T29">) {</text:span></text:p>
      <text:p text:style-name="P29"><text:s text:c="8"/><text:span text:style-name="T29">throw_error(</text:span><text:span text:style-name="T25">"Filename is too long"</text:span><text:span text:style-name="T29">);</text:span></text:p>
      <text:p text:style-name="P29"><text:s text:c="4"/><text:span text:style-name="T29">}</text:span></text:p>
      <text:p text:style-name="P29"><text:s text:c="4"/><text:span text:style-name="T35">//создание временного файла для маппинга</text:span></text:p>
      <text:p text:style-name="P29"><text:span text:style-name="T34"><text:s text:c="4"/></text:span><text:span text:style-name="T27">char</text:span><text:span text:style-name="T29">* tmp_name = strdup(</text:span><text:span text:style-name="T25">"/tmp/tmp_file.XXXXXX"</text:span><text:span text:style-name="T29">);</text:span></text:p>
      <text:p text:style-name="P29"><text:s text:c="4"/><text:span text:style-name="T27">int </text:span><text:span text:style-name="T29">tmp_fd = mkstemp(tmp_name);</text:span></text:p>
      <text:p text:style-name="P29"><text:s text:c="4"/><text:span text:style-name="T27">if </text:span><text:span text:style-name="T29">(tmp_fd == -</text:span><text:span text:style-name="T31">1</text:span><text:span text:style-name="T29">) {</text:span></text:p>
      <text:p text:style-name="P29"><text:s text:c="8"/><text:span text:style-name="T29">throw_error(</text:span><text:span text:style-name="T25">"Cannot create temp file to map"</text:span><text:span text:style-name="T29">);</text:span></text:p>
      <text:p text:style-name="P29"><text:s text:c="4"/><text:span text:style-name="T29">}</text:span></text:p>
      <text:p text:style-name="P29"><text:s text:c="4"/><text:span text:style-name="T29">free(tmp_name);</text:span></text:p>
      <text:p text:style-name="P29"><text:s text:c="4"/><text:span text:style-name="T27">int </text:span><text:span text:style-name="T29">file_size = </text:span><text:span text:style-name="T32">BUFFER_SIZE </text:span><text:span text:style-name="T29">+ </text:span><text:span text:style-name="T31">1</text:span><text:span text:style-name="T29">;</text:span></text:p>
      <text:p text:style-name="P29"><text:s text:c="4"/><text:span text:style-name="T27">char </text:span><text:span text:style-name="T29">file_filler[file_size];</text:span></text:p>
      <text:p text:style-name="P29"><text:s text:c="4"/><text:span text:style-name="T27">for </text:span><text:span text:style-name="T29">(</text:span><text:span text:style-name="T27">int </text:span><text:span text:style-name="T29">i = </text:span><text:span text:style-name="T31">0</text:span><text:span text:style-name="T29">; i &lt; file_size; ++i) {</text:span></text:p>
      <text:p text:style-name="P29"><text:soft-page-break/><text:s text:c="8"/><text:span text:style-name="T29">file_filler[i] = </text:span><text:span text:style-name="T25">'</text:span><text:span text:style-name="T27">\0</text:span><text:span text:style-name="T25">'</text:span><text:span text:style-name="T29">;</text:span></text:p>
      <text:p text:style-name="P29"><text:s text:c="4"/><text:span text:style-name="T29">}</text:span></text:p>
      <text:p text:style-name="P29"><text:s text:c="4"/><text:span text:style-name="T29">write(tmp_fd, file_filler, file_size);</text:span></text:p>
      <text:p text:style-name="P29"><text:s text:c="4"/><text:span text:style-name="T35">//маппинг файла</text:span></text:p>
      <text:p text:style-name="P29"><text:span text:style-name="T34"><text:s text:c="4"/></text:span><text:span text:style-name="T27">unsigned char</text:span><text:span text:style-name="T29">* map = (</text:span><text:span text:style-name="T27">unsigned char</text:span><text:span text:style-name="T29">*)mmap(</text:span><text:span text:style-name="T32">NULL</text:span><text:span text:style-name="T29">, file_size, </text:span><text:span text:style-name="T32">PROT_WRITE </text:span><text:span text:style-name="T29">| </text:span><text:span text:style-name="T32">PROT_READ</text:span><text:span text:style-name="T29">, </text:span><text:span text:style-name="T32">MAP_SHARED</text:span><text:span text:style-name="T29">, tmp_fd, </text:span><text:span text:style-name="T31">0</text:span><text:span text:style-name="T29">);</text:span></text:p>
      <text:p text:style-name="P29"><text:s text:c="4"/><text:span text:style-name="T27">if </text:span><text:span text:style-name="T29">(map == </text:span><text:span text:style-name="T32">NULL</text:span><text:span text:style-name="T29">) {</text:span></text:p>
      <text:p text:style-name="P29"><text:s text:c="8"/><text:span text:style-name="T29">throw_error(</text:span><text:span text:style-name="T25">"Cant map file"</text:span><text:span text:style-name="T29">);</text:span></text:p>
      <text:p text:style-name="P29"><text:s text:c="4"/><text:span text:style-name="T29">}</text:span></text:p>
      <text:p text:style-name="P29"><text:s text:c="4"/><text:span text:style-name="T35">//создание семафоров для синхронизации работы</text:span></text:p>
      <text:p text:style-name="P29"><text:span text:style-name="T34"><text:s text:c="4"/></text:span><text:span text:style-name="T27">const char</text:span><text:span text:style-name="T29">* in_sem_name = </text:span><text:span text:style-name="T25">"/input_semaphor"</text:span><text:span text:style-name="T29">;</text:span></text:p>
      <text:p text:style-name="P29"><text:s text:c="4"/><text:span text:style-name="T27">const char</text:span><text:span text:style-name="T29">* out_sem_name = </text:span><text:span text:style-name="T25">"/output_semaphor"</text:span><text:span text:style-name="T29">;</text:span></text:p>
      <text:p text:style-name="P29"><text:s text:c="4"/><text:span text:style-name="T29">sem_unlink(in_sem_name);</text:span></text:p>
      <text:p text:style-name="P29"><text:s text:c="4"/><text:span text:style-name="T29">sem_unlink(out_sem_name);</text:span></text:p>
      <text:p text:style-name="P29"><text:s text:c="4"/><text:span text:style-name="T28">sem_t</text:span><text:span text:style-name="T29">* in_sem = sem_open(in_sem_name, </text:span><text:span text:style-name="T32">O_CREAT</text:span><text:span text:style-name="T29">, </text:span><text:span text:style-name="T31">777</text:span><text:span text:style-name="T29">, </text:span><text:span text:style-name="T31">0</text:span><text:span text:style-name="T29">);</text:span></text:p>
      <text:p text:style-name="P29"><text:s text:c="4"/><text:span text:style-name="T28">sem_t</text:span><text:span text:style-name="T29">* out_sem = sem_open(out_sem_name, </text:span><text:span text:style-name="T32">O_CREAT</text:span><text:span text:style-name="T29">, </text:span><text:span text:style-name="T31">777</text:span><text:span text:style-name="T29">, </text:span><text:span text:style-name="T31">0</text:span><text:span text:style-name="T29">);</text:span></text:p>
      <text:p text:style-name="P29"><text:s text:c="4"/><text:span text:style-name="T27">if </text:span><text:span text:style-name="T29">(in_sem == </text:span><text:span text:style-name="T32">SEM_FAILED </text:span><text:span text:style-name="T29">|| out_sem == </text:span><text:span text:style-name="T32">SEM_FAILED</text:span><text:span text:style-name="T29">) {</text:span></text:p>
      <text:p text:style-name="P29"><text:s text:c="8"/><text:span text:style-name="T29">throw_error(</text:span><text:span text:style-name="T25">"Cannot create semaphor"</text:span><text:span text:style-name="T29">);</text:span></text:p>
      <text:p text:style-name="P29"><text:s text:c="4"/><text:span text:style-name="T29">}</text:span></text:p>
      <text:p text:style-name="P29"><text:s text:c="4"/><text:span text:style-name="T29">strcpy(map, argv[</text:span><text:span text:style-name="T31">1</text:span><text:span text:style-name="T29">]);</text:span></text:p>
      <text:p text:style-name="P29"><text:s text:c="4"/><text:span text:style-name="T29">map[</text:span><text:span text:style-name="T32">BUFFER_SIZE</text:span><text:span text:style-name="T29">] = strlen(argv[</text:span><text:span text:style-name="T31">1</text:span><text:span text:style-name="T29">]);</text:span></text:p>
      <text:p text:style-name="P29"><text:s text:c="4"/><text:span text:style-name="T27">int </text:span><text:span text:style-name="T29">pid = fork();</text:span></text:p>
      <text:p text:style-name="P29"><text:s text:c="4"/><text:span text:style-name="T27">if </text:span><text:span text:style-name="T29">(pid == -</text:span><text:span text:style-name="T31">1</text:span><text:span text:style-name="T29">) {</text:span></text:p>
      <text:p text:style-name="P29"><text:s text:c="8"/><text:span text:style-name="T29">throw_error(</text:span><text:span text:style-name="T25">"Fork failure"</text:span><text:span text:style-name="T29">);</text:span></text:p>
      <text:p text:style-name="P29"><text:s text:c="4"/><text:span text:style-name="T29">} </text:span><text:span text:style-name="T27">else if </text:span><text:span text:style-name="T29">(pid == </text:span><text:span text:style-name="T31">0</text:span><text:span text:style-name="T29">) { </text:span><text:span text:style-name="T35">//child</text:span></text:p>
      <text:p text:style-name="P29"><text:span text:style-name="T34"><text:s text:c="8"/></text:span><text:span text:style-name="T27">int </text:span><text:span text:style-name="T29">output_file = open(argv[</text:span><text:span text:style-name="T31">1</text:span><text:span text:style-name="T29">], </text:span><text:span text:style-name="T32">O_RDWR </text:span><text:span text:style-name="T29">| </text:span><text:span text:style-name="T32">O_TRUNC </text:span><text:span text:style-name="T29">| </text:span><text:span text:style-name="T32">O_CREAT</text:span><text:span text:style-name="T29">, </text:span><text:span text:style-name="T32">S_IREAD </text:span><text:span text:style-name="T29">| </text:span><text:span text:style-name="T32">S_IWRITE</text:span><text:span text:style-name="T29">);</text:span></text:p>
      <text:p text:style-name="P29"><text:s text:c="8"/><text:span text:style-name="T27">if </text:span><text:span text:style-name="T29">(output_file == -</text:span><text:span text:style-name="T31">1</text:span><text:span text:style-name="T29">) {</text:span></text:p>
      <text:p text:style-name="P29"><text:s text:c="12"/><text:span text:style-name="T29">map[</text:span><text:span text:style-name="T32">BUFFER_SIZE</text:span><text:span text:style-name="T29">] = </text:span><text:span text:style-name="T31">101</text:span><text:span text:style-name="T29">;</text:span></text:p>
      <text:p text:style-name="P29"><text:s text:c="12"/><text:span text:style-name="T29">sem_post(out_sem);</text:span></text:p>
      <text:p text:style-name="P29"><text:s text:c="12"/><text:span text:style-name="T29">throw_error(</text:span><text:span text:style-name="T25">"Cannot create output file"</text:span><text:span text:style-name="T29">);</text:span></text:p>
      <text:p text:style-name="P29"><text:s text:c="8"/><text:span text:style-name="T29">}</text:span></text:p>
      <text:p text:style-name="P29"><text:s text:c="8"/><text:span text:style-name="T32">bool </text:span><text:span text:style-name="T29">space = </text:span><text:span text:style-name="T32">false</text:span><text:span text:style-name="T29">;</text:span></text:p>
      <text:p text:style-name="P29"><text:s text:c="8"/><text:span text:style-name="T29">sem_post(out_sem);</text:span></text:p>
      <text:p text:style-name="P29"><text:s text:c="8"/><text:span text:style-name="T27">while </text:span><text:span text:style-name="T29">(</text:span><text:span text:style-name="T32">true</text:span><text:span text:style-name="T29">) {</text:span></text:p>
      <text:p text:style-name="P29"><text:s text:c="12"/><text:span text:style-name="T29">sem_wait(in_sem);</text:span></text:p>
      <text:p text:style-name="P29"><text:s text:c="12"/><text:span text:style-name="T27">int </text:span><text:span text:style-name="T29">new_size = parse_string(map, map[</text:span><text:span text:style-name="T32">BUFFER_SIZE</text:span><text:span text:style-name="T29">], &amp;space);</text:span></text:p>
      <text:p text:style-name="P29"><text:s text:c="12"/><text:span text:style-name="T29">write(output_file, map, new_size);</text:span></text:p>
      <text:p text:style-name="P29"><text:s text:c="12"/><text:span text:style-name="T27">if </text:span><text:span text:style-name="T29">(map[</text:span><text:span text:style-name="T32">BUFFER_SIZE</text:span><text:span text:style-name="T29">] &lt; </text:span><text:span text:style-name="T32">BUFFER_SIZE</text:span><text:span text:style-name="T29">){</text:span></text:p>
      <text:p text:style-name="P29"><text:s text:c="16"/><text:span text:style-name="T29">sem_post(out_sem);</text:span></text:p>
      <text:p text:style-name="P29"><text:s text:c="16"/><text:span text:style-name="T27">break</text:span><text:span text:style-name="T29">;</text:span></text:p>
      <text:p text:style-name="P29"><text:s text:c="12"/><text:span text:style-name="T29">}</text:span></text:p>
      <text:p text:style-name="P29"><text:s text:c="12"/><text:span text:style-name="T29">sem_post(out_sem);</text:span></text:p>
      <text:p text:style-name="P29"><text:s text:c="8"/><text:span text:style-name="T29">}</text:span></text:p>
      <text:p text:style-name="P29"><text:s text:c="8"/><text:span text:style-name="T29">close(output_file);</text:span></text:p>
      <text:p text:style-name="P29"><text:s text:c="8"/><text:span text:style-name="T29">exit(</text:span><text:span text:style-name="T31">0</text:span><text:span text:style-name="T29">);</text:span></text:p>
      <text:p text:style-name="P29"><text:s text:c="4"/><text:span text:style-name="T29">} </text:span><text:span text:style-name="T27">else </text:span><text:span text:style-name="T29">{ </text:span><text:span text:style-name="T35">//parent</text:span></text:p>
      <text:p text:style-name="P29"><text:span text:style-name="T34"><text:s text:c="8"/></text:span><text:span text:style-name="T29">sem_wait(out_sem);</text:span></text:p>
      <text:p text:style-name="P29"><text:s text:c="8"/><text:span text:style-name="T27">if </text:span><text:span text:style-name="T29">(map[</text:span><text:span text:style-name="T32">BUFFER_SIZE</text:span><text:span text:style-name="T29">] != </text:span><text:span text:style-name="T31">101</text:span><text:span text:style-name="T29">) {</text:span></text:p>
      <text:p text:style-name="P29"><text:s text:c="12"/><text:span text:style-name="T27">int </text:span><text:span text:style-name="T29">read_count = read(</text:span><text:span text:style-name="T32">STDIN_FILENO</text:span><text:span text:style-name="T29">, map, </text:span><text:span text:style-name="T32">BUFFER_SIZE</text:span><text:span text:style-name="T29">);</text:span></text:p>
      <text:p text:style-name="P29"><text:s text:c="12"/><text:span text:style-name="T29">map[</text:span><text:span text:style-name="T32">BUFFER_SIZE</text:span><text:span text:style-name="T29">] = read_count;</text:span></text:p>
      <text:p text:style-name="P29"><text:s text:c="12"/><text:span text:style-name="T29">sem_post(in_sem);</text:span></text:p>
      <text:p text:style-name="P29"><text:s text:c="12"/><text:span text:style-name="T27">while </text:span><text:span text:style-name="T29">(read_count == </text:span><text:span text:style-name="T32">BUFFER_SIZE</text:span><text:span text:style-name="T29">) {</text:span></text:p>
      <text:p text:style-name="P29"><text:s text:c="16"/><text:span text:style-name="T29">sem_wait(out_sem);</text:span></text:p>
      <text:p text:style-name="P29"><text:s text:c="16"/><text:span text:style-name="T29">read_count = read(</text:span><text:span text:style-name="T32">STDIN_FILENO</text:span><text:span text:style-name="T29">, map, </text:span><text:span text:style-name="T32">BUFFER_SIZE</text:span><text:span text:style-name="T29">);</text:span></text:p>
      <text:p text:style-name="P29"><text:s text:c="16"/><text:span text:style-name="T29">map[</text:span><text:span text:style-name="T32">BUFFER_SIZE</text:span><text:span text:style-name="T29">] = read_count;</text:span></text:p>
      <text:p text:style-name="P29"><text:s text:c="16"/><text:span text:style-name="T29">sem_post(in_sem);</text:span></text:p>
      <text:p text:style-name="P29"><text:soft-page-break/><text:s text:c="12"/><text:span text:style-name="T29">}</text:span></text:p>
      <text:p text:style-name="P29"><text:s text:c="12"/><text:span text:style-name="T27">int </text:span><text:span text:style-name="T29">stat_lock;</text:span></text:p>
      <text:p text:style-name="P29"><text:s text:c="12"/><text:span text:style-name="T29">wait(&amp;stat_lock);</text:span></text:p>
      <text:p text:style-name="P29"><text:s text:c="12"/><text:span text:style-name="T27">if </text:span><text:span text:style-name="T29">(stat_lock != </text:span><text:span text:style-name="T31">0</text:span><text:span text:style-name="T29">) {</text:span></text:p>
      <text:p text:style-name="P29"><text:s text:c="16"/><text:span text:style-name="T29">printf(</text:span><text:span text:style-name="T25">"</text:span><text:span text:style-name="T27">%s\n</text:span><text:span text:style-name="T25">"</text:span><text:span text:style-name="T29">, </text:span><text:span text:style-name="T25">"Child failure"</text:span><text:span text:style-name="T29">);</text:span></text:p>
      <text:p text:style-name="P29"><text:s text:c="12"/><text:span text:style-name="T29">}</text:span></text:p>
      <text:p text:style-name="P29"><text:s text:c="8"/><text:span text:style-name="T29">} </text:span><text:span text:style-name="T27">else </text:span><text:span text:style-name="T29">{</text:span></text:p>
      <text:p text:style-name="P29"><text:s text:c="12"/><text:span text:style-name="T27">int </text:span><text:span text:style-name="T29">stat_lock;</text:span></text:p>
      <text:p text:style-name="P29"><text:s text:c="12"/><text:span text:style-name="T29">wait(&amp;stat_lock);</text:span></text:p>
      <text:p text:style-name="P29"><text:s text:c="12"/><text:span text:style-name="T27">if </text:span><text:span text:style-name="T29">(stat_lock != </text:span><text:span text:style-name="T31">0</text:span><text:span text:style-name="T29">) {</text:span></text:p>
      <text:p text:style-name="P29"><text:s text:c="16"/><text:span text:style-name="T29">printf(</text:span><text:span text:style-name="T25">"</text:span><text:span text:style-name="T27">%s\n</text:span><text:span text:style-name="T25">"</text:span><text:span text:style-name="T29">, </text:span><text:span text:style-name="T25">"Child failure"</text:span><text:span text:style-name="T29">);</text:span></text:p>
      <text:p text:style-name="P29"><text:s text:c="12"/><text:span text:style-name="T29">}</text:span></text:p>
      <text:p text:style-name="P29"><text:s text:c="8"/><text:span text:style-name="T29">}</text:span></text:p>
      <text:p text:style-name="P29"><text:s text:c="8"/><text:span text:style-name="T29">sem_close(in_sem);</text:span></text:p>
      <text:p text:style-name="P29"><text:s text:c="8"/><text:span text:style-name="T29">sem_close(out_sem);</text:span></text:p>
      <text:p text:style-name="P29"><text:s text:c="4"/><text:span text:style-name="T29">}</text:span></text:p>
      <text:p text:style-name="P30">}</text:p>
      <text:p text:style-name="P42"/>
      <text:h text:style-name="P21" text:outline-level="1">Демонстрация работы программы</text:h>
      <text:p text:style-name="P14">ilya@ilya-lenovo:~/CLionProjects/os_lab_04/src/cmake-build-debug$ ls</text:p>
      <text:p text:style-name="P14">CMakeCache.txt <text:s/>cmake_install.cmake <text:s/>input_file <text:s/>os_lab_04</text:p>
      <text:p text:style-name="P14">CMakeFiles <text:s text:c="5"/>empty <text:s text:c="15"/>Makefile <text:s text:c="3"/>os_lab_04.cbp</text:p>
      <text:p text:style-name="P14">ilya@ilya-lenovo:~/CLionProjects/os_lab_04/src/cmake-build-debug$ cat input_file </text:p>
      <text:p text:style-name="P14">Lorem <text:s text:c="14"/>ipsum <text:s text:c="11"/>dolor <text:s text:c="7"/>sit <text:s text:c="7"/>amet <text:s text:c="7"/>consectetur</text:p>
      <text:p text:style-name="P14">adipiscing elit, sed do eiusmod tempor incididunt <text:s text:c="8"/>ut <text:s text:c="5"/>labore</text:p>
      <text:p text:style-name="P14">et dolore magna aliqua. Ut enim <text:s text:c="8"/>ad minim veniam, quis nostrud</text:p>
      <text:p text:style-name="P14">exercitation ullamco laboris nisi <text:s text:c="147"/>ut aliquip ex ea commodo consequat.</text:p>
      <text:p text:style-name="P14">Duis aute irure dolor <text:s text:c="8"/>in reprehenderit in voluptate velit esse cillum dolore</text:p>
      <text:p text:style-name="P14">ue fugiat <text:s text:c="19"/>nulla pariatur.</text:p>
      <text:p text:style-name="P14">ilya@ilya-lenovo:~/CLionProjects/os_lab_04/src/cmake-build-debug$ strace ./os_lab_04 output &lt; input_file </text:p>
      <text:p text:style-name="P14">execve("./os_lab_04", ["./os_lab_04", "output"], 0x7ffd38655438 /* 52 vars */) = 0</text:p>
      <text:p text:style-name="P14">brk(NULL) <text:s text:c="30"/>= 0x5569edacc000</text:p>
      <text:p text:style-name="P14">access("/etc/ld.so.nohwcap", F_OK) <text:s text:c="5"/>= -1 ENOENT (No such file or directory)</text:p>
      <text:p text:style-name="P14">access("/etc/ld.so.preload", R_OK) <text:s text:c="5"/>= -1 ENOENT (No such file or directory)</text:p>
      <text:p text:style-name="P14">openat(AT_FDCWD, "/etc/ld.so.cache", O_RDONLY|O_CLOEXEC) = 3</text:p>
      <text:p text:style-name="P14">fstat(3, {st_mode=S_IFREG|0644, st_size=146577, ...}) = 0</text:p>
      <text:p text:style-name="P14">mmap(NULL, 146577, PROT_READ, MAP_PRIVATE, 3, 0) = 0x7f226b020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pthread.so.0", O_RDONLY|O_CLOEXEC) = 3</text:p>
      <text:p text:style-name="P14">read(3, "\177ELF\2\1\1\0\0\0\0\0\0\0\0\0\3\0&gt;\0\1\0\0\0000b\0\0\0\0\0\0"..., 832) = 832</text:p>
      <text:p text:style-name="P14">fstat(3, {st_mode=S_IFREG|0755, st_size=144976, ...}) = 0</text:p>
      <text:p text:style-name="P14"><text:soft-page-break/>mmap(NULL, 8192, PROT_READ|PROT_WRITE, MAP_PRIVATE|MAP_ANONYMOUS, -1, 0) = 0x7f226b01e000</text:p>
      <text:p text:style-name="P14">mmap(NULL, 2221184, PROT_READ|PROT_EXEC, MAP_PRIVATE|MAP_DENYWRITE, 3, 0) = 0x7f226abfe000</text:p>
      <text:p text:style-name="P14">mprotect(0x7f226ac18000, 2093056, PROT_NONE) = 0</text:p>
      <text:p text:style-name="P14">mmap(0x7f226ae17000, 8192, PROT_READ|PROT_WRITE, MAP_PRIVATE|MAP_FIXED|MAP_DENYWRITE, 3, 0x19000) = 0x7f226ae17000</text:p>
      <text:p text:style-name="P14">mmap(0x7f226ae19000, 13440, PROT_READ|PROT_WRITE, MAP_PRIVATE|MAP_FIXED|MAP_ANONYMOUS, -1, 0) = 0x7f226ae19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c.so.6", O_RDONLY|O_CLOEXEC) = 3</text:p>
      <text:p text:style-name="P14">read(3, "\177ELF\2\1\1\3\0\0\0\0\0\0\0\0\3\0&gt;\0\1\0\0\0\260\34\2\0\0\0\0\0"..., 832) = 832</text:p>
      <text:p text:style-name="P14">fstat(3, {st_mode=S_IFREG|0755, st_size=2030544, ...}) = 0</text:p>
      <text:p text:style-name="P14">mmap(NULL, 4131552, PROT_READ|PROT_EXEC, MAP_PRIVATE|MAP_DENYWRITE, 3, 0) = 0x7f226a80d000</text:p>
      <text:p text:style-name="P14">mprotect(0x7f226a9f4000, 2097152, PROT_NONE) = 0</text:p>
      <text:p text:style-name="P14">mmap(0x7f226abf4000, 24576, PROT_READ|PROT_WRITE, MAP_PRIVATE|MAP_FIXED|MAP_DENYWRITE, 3, 0x1e7000) = 0x7f226abf4000</text:p>
      <text:p text:style-name="P14">mmap(0x7f226abfa000, 15072, PROT_READ|PROT_WRITE, MAP_PRIVATE|MAP_FIXED|MAP_ANONYMOUS, -1, 0) = 0x7f226abfa000</text:p>
      <text:p text:style-name="P14">close(3) <text:s text:c="31"/>= 0</text:p>
      <text:p text:style-name="P14">mmap(NULL, 12288, PROT_READ|PROT_WRITE, MAP_PRIVATE|MAP_ANONYMOUS, -1, 0) = 0x7f226b01b000</text:p>
      <text:p text:style-name="P14">arch_prctl(ARCH_SET_FS, 0x7f226b01b740) = 0</text:p>
      <text:p text:style-name="P14">mprotect(0x7f226abf4000, 16384, PROT_READ) = 0</text:p>
      <text:p text:style-name="P14">mprotect(0x7f226ae17000, 4096, PROT_READ) = 0</text:p>
      <text:p text:style-name="P14">mprotect(0x5569ed6ca000, 4096, PROT_READ) = 0</text:p>
      <text:p text:style-name="P14">mprotect(0x7f226b044000, 4096, PROT_READ) = 0</text:p>
      <text:p text:style-name="P14">munmap(0x7f226b020000, 146577) <text:s text:c="9"/>= 0</text:p>
      <text:p text:style-name="P14"><text:soft-page-break/>set_tid_address(0x7f226b01ba10) <text:s text:c="8"/>= 13154</text:p>
      <text:p text:style-name="P14">set_robust_list(0x7f226b01ba20, 24) <text:s text:c="4"/>= 0</text:p>
      <text:p text:style-name="P14">rt_sigaction(SIGRTMIN, {sa_handler=0x7f226ac03cb0, sa_mask=[], sa_flags=SA_RESTORER|SA_SIGINFO, sa_restorer=0x7f226ac10890}, NULL, 8) = 0</text:p>
      <text:p text:style-name="P14">rt_sigaction(SIGRT_1, {sa_handler=0x7f226ac03d50, sa_mask=[], sa_flags=SA_RESTORER|SA_RESTART|SA_SIGINFO, sa_restorer=0x7f226ac10890}, NULL, 8) = 0</text:p>
      <text:p text:style-name="P14">rt_sigprocmask(SIG_UNBLOCK, [RTMIN RT_1], NULL, 8) = 0</text:p>
      <text:p text:style-name="P14">prlimit64(0, RLIMIT_STACK, NULL, {rlim_cur=8192*1024, rlim_max=RLIM64_INFINITY}) = 0</text:p>
      <text:p text:style-name="P14">brk(NULL) <text:s text:c="30"/>= 0x5569edacc000</text:p>
      <text:p text:style-name="P14">brk(0x5569edaed000) <text:s text:c="20"/>= 0x5569edaed000</text:p>
      <text:p text:style-name="P14">getpid() <text:s text:c="31"/>= 13154</text:p>
      <text:p text:style-name="P14">openat(AT_FDCWD, "/tmp/tmp_file.pkOSsu", O_RDWR|O_CREAT|O_EXCL, 0600) = 3</text:p>
      <text:p text:style-name="P14">write(3, "\0\0\0\0\0\0\0\0\0\0\0\0\0\0\0\0\0\0\0\0\0\0\0\0\0\0\0\0\0\0\0\0"..., 101) = 101</text:p>
      <text:p text:style-name="P14">mmap(NULL, 101, PROT_READ|PROT_WRITE, MAP_SHARED, 3, 0) = 0x7f226b043000</text:p>
      <text:p text:style-name="P14">statfs("/dev/shm/", {f_type=TMPFS_MAGIC, f_bsize=4096, f_blocks=992841, f_bfree=947907, f_bavail=947907, f_files=992841, f_ffree=992323, f_fsid={val=[0, 0]}, f_namelen=255, f_frsize=4096, f_flags=ST_VALID|ST_NOSUID|ST_NODEV}) = 0</text:p>
      <text:p text:style-name="P14">futex(0x7f226ae1c370, FUTEX_WAKE_PRIVATE, 2147483647) = 0</text:p>
      <text:p text:style-name="P14">unlink("/dev/shm/sem.input_semaphor") <text:s text:c="2"/>= 0</text:p>
      <text:p text:style-name="P14">unlink("/dev/shm/sem.output_semaphor") <text:s/>= 0</text:p>
      <text:p text:style-name="P14">openat(AT_FDCWD, "/dev/shm/sem.input_semaphor", O_RDWR|O_NOFOLLOW) = -1 ENOENT (No such file or directory)</text:p>
      <text:p text:style-name="P14">getpid() <text:s text:c="31"/>= 13154</text:p>
      <text:p text:style-name="P14">lstat("/dev/shm/ZDgVKM", 0x7ffc72e11800) = -1 ENOENT (No such file or directory)</text:p>
      <text:p text:style-name="P14"><text:soft-page-break/>openat(AT_FDCWD, "/dev/shm/ZDgVKM", O_RDWR|O_CREAT|O_EXCL, 01411) = 4</text:p>
      <text:p text:style-name="P14">write(4, "\0\0\0\0\0\0\0\0\200\0\0\0\"\177\0\0\0\0\0\0\0\0\0\0\0\0\0\0\0\0\0\0", 32) = 32</text:p>
      <text:p text:style-name="P14">mmap(NULL, 32, PROT_READ|PROT_WRITE, MAP_SHARED, 4, 0) = 0x7f226b042000</text:p>
      <text:p text:style-name="P14">link("/dev/shm/ZDgVKM", "/dev/shm/sem.input_semaphor") = 0</text:p>
      <text:p text:style-name="P14">fstat(4, {st_mode=S_IFREG|S_ISVTX|0411, st_size=32, ...}) = 0</text:p>
      <text:p text:style-name="P14">unlink("/dev/shm/ZDgVKM") <text:s text:c="14"/>= 0</text:p>
      <text:p text:style-name="P14">close(4) <text:s text:c="31"/>= 0</text:p>
      <text:p text:style-name="P14">openat(AT_FDCWD, "/dev/shm/sem.output_semaphor", O_RDWR|O_NOFOLLOW) = -1 ENOENT (No such file or directory)</text:p>
      <text:p text:style-name="P14">getpid() <text:s text:c="31"/>= 13154</text:p>
      <text:p text:style-name="P14">lstat("/dev/shm/nnX024", 0x7ffc72e11800) = -1 ENOENT (No such file or directory)</text:p>
      <text:p text:style-name="P14">openat(AT_FDCWD, "/dev/shm/nnX024", O_RDWR|O_CREAT|O_EXCL, 01411) = 4</text:p>
      <text:p text:style-name="P14">write(4, "\0\0\0\0\0\0\0\0\200\0\0\0\"\177\0\0\0\0\0\0\0\0\0\0\0\0\0\0\0\0\0\0", 32) = 32</text:p>
      <text:p text:style-name="P14">mmap(NULL, 32, PROT_READ|PROT_WRITE, MAP_SHARED, 4, 0) = 0x7f226b041000</text:p>
      <text:p text:style-name="P14">link("/dev/shm/nnX024", "/dev/shm/sem.output_semaphor") = 0</text:p>
      <text:p text:style-name="P14">fstat(4, {st_mode=S_IFREG|S_ISVTX|0411, st_size=32, ...}) = 0</text:p>
      <text:p text:style-name="P14">unlink("/dev/shm/nnX024") <text:s text:c="14"/>= 0</text:p>
      <text:p text:style-name="P14">close(4) <text:s text:c="31"/>= 0</text:p>
      <text:p text:style-name="P14">clone(child_stack=NULL, flags=CLONE_CHILD_CLEARTID|CLONE_CHILD_SETTID|SIGCHLD, child_tidptr=0x7f226b01ba10) = 13155</text:p>
      <text:p text:style-name="P14">futex(0x7f226b041000, FUTEX_WAIT_BITSET|FUTEX_CLOCK_REALTIME, 0, NULL, 0xffffffff) = 0</text:p>
      <text:p text:style-name="P14">read(0, "Lorem <text:s text:c="14"/>ipsum <text:s text:c="6"/>"..., 100) = 100</text:p>
      <text:p text:style-name="P14">futex(0x7f226b042000, FUTEX_WAKE, 1) <text:s text:c="3"/>= 1</text:p>
      <text:p text:style-name="P14">read(0, ", sed do eiusmod tempor incididu"..., 100) = 100</text:p>
      <text:p text:style-name="P14"><text:soft-page-break/>futex(0x7f226b042000, FUTEX_WAKE, 1) <text:s text:c="3"/>= 1</text:p>
      <text:p text:style-name="P14">read(0, " minim veniam, quis nostrud\nexer"..., 100) = 100</text:p>
      <text:p text:style-name="P14">futex(0x7f226b042000, FUTEX_WAKE, 1) <text:s text:c="3"/>= 1</text:p>
      <text:p text:style-name="P14">read(0, " <text:s text:c="31"/>"..., 100) = 100</text:p>
      <text:p text:style-name="P14">futex(0x7f226b042000, FUTEX_WAKE, 1) <text:s text:c="3"/>= 1</text:p>
      <text:p text:style-name="P14">read(0, " <text:s text:c="8"/>ut aliquip ex ea commod"..., 100) = 100</text:p>
      <text:p text:style-name="P14">futex(0x7f226b042000, FUTEX_WAKE, 1) <text:s text:c="3"/>= 1</text:p>
      <text:p text:style-name="P14">read(0, "tate velit esse cillum dolore\nue"..., 100) = 75</text:p>
      <text:p text:style-name="P14">futex(0x7f226b042000, FUTEX_WAKE, 1) <text:s text:c="3"/>= 1</text:p>
      <text:p text:style-name="P14">wait4(-1, [{WIFEXITED(s) &amp;&amp; WEXITSTATUS(s) == 0}], 0, NULL) = 13155</text:p>
      <text:p text:style-name="P14">--- SIGCHLD {si_signo=SIGCHLD, si_code=CLD_EXITED, si_pid=13155, si_uid=1000, si_status=0, si_utime=0, si_stime=0} ---</text:p>
      <text:p text:style-name="P14">munmap(0x7f226b042000, 32) <text:s text:c="13"/>= 0</text:p>
      <text:p text:style-name="P14">munmap(0x7f226b041000, 32) <text:s text:c="13"/>= 0</text:p>
      <text:p text:style-name="P14">exit_group(0) <text:s text:c="26"/>= ?</text:p>
      <text:p text:style-name="P14">+++ exited with 0 +++</text:p>
      <text:p text:style-name="P14">ilya@ilya-lenovo:~/CLionProjects/os_lab_04/src/cmake-build-debug$ cat output </text:p>
      <text:p text:style-name="P14">Lorem ipsum dolor sit amet consectetur</text:p>
      <text:p text:style-name="P14">adipiscing elit, sed do eiusmod tempor incididunt ut labore</text:p>
      <text:p text:style-name="P14">et dolore magna aliqua. Ut enim ad minim veniam, quis nostrud</text:p>
      <text:p text:style-name="P14">exercitation ullamco laboris nisi ut aliquip ex ea commodo consequat.</text:p>
      <text:p text:style-name="P14">Duis aute irure dolor in reprehenderit in voluptate velit esse cillum dolore</text:p>
      <text:p text:style-name="P14">ue fugiat nulla pariatur.</text:p>
      <text:p text:style-name="P14">ilya@ilya-lenovo:~/CLionProjects/os_lab_04/src/cmake-build-debug$ ./os_lab_04 output &lt; empty </text:p>
      <text:p text:style-name="P14">ilya@ilya-lenovo:~/CLionProjects/os_lab_04/src/cmake-build-debug$ cat output </text:p>
      <text:p text:style-name="P14">ilya@ilya-lenovo:~/CLionProjects/os_lab_04/src/cmake-build-debug$</text:p>
      <text:h text:style-name="P26" text:outline-level="1"/>
      <text:h text:style-name="P22" text:outline-level="1">Вывод</text:h>
      <text:p text:style-name="P13">В результате данной лабораторной работы мной <text:span text:style-name="T41">был изучен механизм отображения файлов в виртуальное адресное пространство. Были приобретены навыки отладки программ, имеющих больше одного процесса с помощью GDB. Так же я научился синхронизировать работу процессов, используя семафоры. </text:span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13T13:41:37.147818871</dc:date>
    <meta:editing-cycles>55</meta:editing-cycles>
    <meta:editing-duration>PT3H17M45S</meta:editing-duration>
    <meta:generator>LibreOffice/6.0.7.3$Linux_X86_64 LibreOffice_project/00m0$Build-3</meta:generator>
    <meta:document-statistic meta:table-count="0" meta:image-count="0" meta:object-count="0" meta:page-count="12" meta:paragraph-count="282" meta:word-count="1580" meta:character-count="15121" meta:non-whitespace-character-count="121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